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9caa" officeooo:paragraph-rsid="001a100c"/>
    </style:style>
    <style:style style:name="P2" style:family="paragraph" style:parent-style-name="Header">
      <style:text-properties officeooo:rsid="001a100c" officeooo:paragraph-rsid="001a100c"/>
    </style:style>
    <style:style style:name="P3" style:family="paragraph" style:parent-style-name="Header">
      <style:text-properties style:text-underline-style="none" fo:font-weight="normal" officeooo:rsid="001a100c" officeooo:paragraph-rsid="001a100c" style:font-weight-asian="normal" style:font-weight-complex="normal"/>
    </style:style>
    <style:style style:name="P4" style:family="paragraph" style:parent-style-name="Header">
      <style:text-properties style:text-underline-style="none" fo:font-weight="bold" officeooo:rsid="001a100c" officeooo:paragraph-rsid="001a100c" style:font-weight-asian="bold" style:font-weight-complex="bold"/>
    </style:style>
    <style:style style:name="P5" style:family="paragraph" style:parent-style-name="Header">
      <style:text-properties style:text-underline-style="solid" style:text-underline-width="auto" style:text-underline-color="font-color" fo:font-weight="bold" officeooo:rsid="001a100c" officeooo:paragraph-rsid="001a100c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102903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5434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troducción</text:span><text:span text:style-name="T1">:</text:span></text:p>
      <text:p text:style-name="P3"><text:s text:c="2"/>En el siguiente documento se encuentra un breve resumen de las decisiones de implementación tomadas a lo largo de la práctica.</text:p>
      <text:p text:style-name="P3"/>
      <text:p text:style-name="P5">Ejercicio 1:</text:p>
      <text:p text:style-name="P5">Ejercicio 2: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9caa" officeooo:paragraph-rsid="001a100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: 2202</text:p>
        <text:p text:style-name="MP1">Asignatura : Sistemas operativos</text:p>
        <text:p text:style-name="MP1">Alumnos : Lucía Asencio y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2:06:02.008189514</meta:creation-date>
    <dc:date>2017-05-12T22:11:06.004219501</dc:date>
    <meta:editing-duration>PT5M4S</meta:editing-duration>
    <meta:editing-cycles>1</meta:editing-cycles>
    <meta:document-statistic meta:table-count="0" meta:image-count="0" meta:object-count="0" meta:page-count="1" meta:paragraph-count="7" meta:word-count="41" meta:character-count="250" meta:non-whitespace-character-count="214"/>
    <meta:generator>LibreOffice/5.1.6.2$Linux_X86_64 LibreOffice_project/10m0$Build-2</meta:generator>
  </office:meta>
</office:document-meta>
</file>